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4.58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4.58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4.58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37cm" fo:min-width="4.5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58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4.58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03cm" fo:min-width="4.58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925cm" fo:min-width="4.58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973cm" fo:min-width="4.58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3.31cm" loext:decorative="false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27" style:family="graphic">
      <style:graphic-properties style:writing-mode="lr-tb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2.67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.474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.703cm" loext:decorative="false"/>
      <style:paragraph-properties style:writing-mode="lr-tb"/>
    </style:style>
    <style:style style:name="gr31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44cm" fo:min-width="1.406cm" loext:decorative="false"/>
      <style:paragraph-properties style:writing-mode="lr-tb"/>
    </style:style>
    <style:style style:name="gr34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5.08cm" svg:height="1.27cm" svg:x="2.27cm" svg:y="2.27cm">
          <text:p text:style-name="P1">Считывание параметров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5.08cm" svg:height="1.27cm" svg:x="2.27cm" svg:y="4.81cm">
          <text:p text:style-name="P1">Обработка параметров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5.08cm" svg:height="1.588cm" svg:x="2.27cm" svg:y="11.161cm">
          <text:p text:style-name="P1">Загрузка внутренних параметров камер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5.08cm" svg:height="2.54cm" svg:x="2.27cm" svg:y="7.35cm">
          <text:p text:style-name="P1">Создание объектов захвата на основе переданных параметров</text:p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5.08cm" svg:height="1.587cm" svg:x="2.27cm" svg:y="14.019cm">
          <text:p text:style-name="P1">Создание объектов доски и детектора</text:p>
          <draw:enhanced-geometry svg:viewBox="0 0 21600 21600" draw:type="rectangle" draw:enhanced-path="M 0 0 L 21600 0 21600 21600 0 21600 0 0 Z N"/>
        </draw:custom-shape>
        <draw:custom-shape draw:style-name="gr5" draw:text-style-name="P1" xml:id="id16" draw:id="id16" draw:layer="layout" svg:width="5.08cm" svg:height="1.905cm" svg:x="2.27cm" svg:y="16.876cm">
          <text:p text:style-name="P1">Инициализация переменных</text:p>
          <text:p text:style-name="P1">n = количество камер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5.08cm" svg:height="0.635cm" svg:x="2.27cm" svg:y="20.05cm">
          <text:p text:style-name="P1">i = -1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5.08cm" svg:height="1.27cm" svg:x="12.43cm" svg:y="3.598cm">
          <text:p text:style-name="P1">Считать кадр с i-го объекта захват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" draw:id="id2" draw:layer="layout" svg:width="5.08cm" svg:height="0.635cm" svg:x="12.43cm" svg:y="2.27cm">
          <text:p text:style-name="P1">i = i+1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5.08cm" svg:height="1.27cm" svg:x="12.43cm" svg:y="5.563cm">
          <text:p text:style-name="P1">Обесцветить изображение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9" draw:id="id19" draw:layer="layout" svg:width="5.08cm" svg:height="1.905cm" svg:x="12.43cm" svg:y="7.527cm">
          <text:p text:style-name="P1">Распознать доску ChArUco на изображении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0" draw:id="id20" draw:layer="layout" svg:width="5.08cm" svg:height="0.953cm" svg:x="12.43cm" svg:y="10.127cm">
          <text:p text:style-name="P1">Оценка позы доски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3" draw:id="id3" draw:layer="layout" svg:width="5.08cm" svg:height="3.175cm" svg:x="12.43cm" svg:y="15.007cm">
          <text:p text:style-name="P1">Сохранить полученные положение и ориентацию для i-й камер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4" draw:id="id4" draw:layer="layout" svg:width="5.08cm" svg:height="2.223cm" svg:x="12.43cm" svg:y="18.877cm">
          <text:p text:style-name="P1">Отрисовать систему координат на кадре с i-й камер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8" draw:id="id8" draw:layer="layout" svg:width="3.81cm" svg:height="2.54cm" svg:x="6.08cm" svg:y="24.812cm">
          <text:p text:style-name="P1">Сохранить положение и ориентацию как .pkl файлы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3.81cm" svg:height="2.54cm" svg:x="6.08cm" svg:y="28.622cm">
          <text:p text:style-name="P1">Выход из программы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line-skew="0cm -0.635cm" svg:x1="4.81cm" svg:y1="20.685cm" svg:x2="14.97cm" svg:y2="2.27cm" draw:start-shape="id1" draw:start-glue-point="2" draw:end-shape="id2" draw:end-glue-point="0" svg:d="M4810 20685v500h4445v-19417h5715v502" svg:viewBox="0 0 10161 19418">
          <text:p/>
        </draw:connector>
        <draw:connector draw:style-name="gr12" draw:text-style-name="P2" draw:layer="layout" svg:x1="14.97cm" svg:y1="18.182cm" svg:x2="14.97cm" svg:y2="18.877cm" draw:start-shape="id3" draw:start-glue-point="2" draw:end-shape="id4" draw:end-glue-point="0" svg:d="M14970 18182v695" svg:viewBox="0 0 1 696">
          <text:p/>
        </draw:connector>
        <draw:connector draw:style-name="gr13" draw:text-style-name="P2" draw:layer="layout" draw:line-skew="0cm 3.38cm" svg:x1="11.795cm" svg:y1="13.043cm" svg:x2="14.97cm" svg:y2="15.007cm" draw:start-shape="id5" draw:start-glue-point="5" draw:end-shape="id3" draw:end-glue-point="0" svg:d="M11795 13043h-501v1609h3676v355" svg:viewBox="0 0 3677 1965">
          <text:p/>
        </draw:connector>
        <draw:connector draw:style-name="gr14" draw:text-style-name="P2" draw:layer="layout" draw:line-skew="-2.674cm" svg:x1="13.065cm" svg:y1="22.748cm" svg:x2="14.97cm" svg:y2="2.27cm" draw:start-shape="id6" draw:start-glue-point="5" draw:end-shape="id2" draw:end-glue-point="0" svg:d="M13065 22748h-3810v-20980h5715v502" svg:viewBox="0 0 5716 20981">
          <text:p/>
        </draw:connector>
        <draw:connector draw:style-name="gr15" draw:text-style-name="P2" draw:layer="layout" svg:x1="16.875cm" svg:y1="22.748cm" svg:x2="14.97cm" svg:y2="24.812cm" draw:start-shape="id6" draw:start-glue-point="7" draw:end-shape="id7" draw:end-glue-point="4" svg:d="M16875 22748h502v1430h-2407v634" svg:viewBox="0 0 2408 2065">
          <text:p/>
        </draw:connector>
        <draw:connector draw:style-name="gr16" draw:text-style-name="P2" draw:layer="layout" svg:x1="11.795cm" svg:y1="26.082cm" svg:x2="9.89cm" svg:y2="26.082cm" draw:start-shape="id7" draw:start-glue-point="5" draw:end-shape="id8" draw:end-glue-point="1" svg:d="M11795 26082h-1905" svg:viewBox="0 0 1906 1">
          <text:p/>
        </draw:connector>
        <draw:connector draw:style-name="gr17" draw:text-style-name="P2" draw:layer="layout" svg:x1="7.985cm" svg:y1="27.352cm" svg:x2="7.985cm" svg:y2="28.622cm" draw:start-shape="id8" draw:start-glue-point="2" draw:end-shape="id9" draw:end-glue-point="0" svg:d="M7985 27352v1270" svg:viewBox="0 0 1 1271">
          <text:p/>
        </draw:connector>
        <draw:connector draw:style-name="gr18" draw:text-style-name="P2" draw:layer="layout" svg:x1="11.795cm" svg:y1="29.892cm" svg:x2="9.89cm" svg:y2="29.892cm" draw:start-shape="id10" draw:start-glue-point="5" draw:end-shape="id9" draw:end-glue-point="1" svg:d="M11795 29892h-1905" svg:viewBox="0 0 1906 1">
          <text:p/>
        </draw:connector>
        <draw:connector draw:style-name="gr19" draw:text-style-name="P2" draw:layer="layout" svg:x1="18.145cm" svg:y1="26.082cm" svg:x2="14.97cm" svg:y2="28.622cm" draw:start-shape="id7" draw:start-glue-point="7" draw:end-shape="id10" draw:end-glue-point="4" svg:d="M18145 26082h502v1906h-3677v634" svg:viewBox="0 0 3678 2541">
          <text:p/>
        </draw:connector>
        <draw:connector draw:style-name="gr20" draw:text-style-name="P2" draw:layer="layout" svg:x1="18.145cm" svg:y1="29.892cm" svg:x2="14.97cm" svg:y2="2.27cm" draw:start-shape="id10" draw:start-glue-point="7" draw:end-shape="id2" draw:end-glue-point="0" svg:d="M18145 29892h502v-28124h-3677v502" svg:viewBox="0 0 3678 28125">
          <text:p/>
        </draw:connector>
        <draw:connector draw:style-name="gr21" draw:text-style-name="P2" draw:layer="layout" svg:x1="4.81cm" svg:y1="3.54cm" svg:x2="4.81cm" svg:y2="4.81cm" draw:start-shape="id11" draw:start-glue-point="2" draw:end-shape="id12" draw:end-glue-point="0" svg:d="M4810 3540v1270" svg:viewBox="0 0 1 1271">
          <text:p/>
        </draw:connector>
        <draw:connector draw:style-name="gr22" draw:text-style-name="P2" draw:layer="layout" svg:x1="4.81cm" svg:y1="6.08cm" svg:x2="4.81cm" svg:y2="7.35cm" draw:start-shape="id12" draw:start-glue-point="2" draw:end-shape="id13" draw:end-glue-point="0" svg:d="M4810 6080v1270" svg:viewBox="0 0 1 1271">
          <text:p/>
        </draw:connector>
        <draw:connector draw:style-name="gr23" draw:text-style-name="P2" draw:layer="layout" svg:x1="4.81cm" svg:y1="9.89cm" svg:x2="4.81cm" svg:y2="11.161cm" draw:start-shape="id13" draw:start-glue-point="2" draw:end-shape="id14" draw:end-glue-point="0" svg:d="M4810 9890v1271" svg:viewBox="0 0 1 1272">
          <text:p/>
        </draw:connector>
        <draw:connector draw:style-name="gr24" draw:text-style-name="P2" draw:layer="layout" svg:x1="4.81cm" svg:y1="12.749cm" svg:x2="4.81cm" svg:y2="14.019cm" draw:start-shape="id14" draw:start-glue-point="2" draw:end-shape="id15" svg:d="M4810 12749v1270" svg:viewBox="0 0 1 1271">
          <text:p/>
        </draw:connector>
        <draw:connector draw:style-name="gr25" draw:text-style-name="P2" draw:layer="layout" svg:x1="4.81cm" svg:y1="15.606cm" svg:x2="4.81cm" svg:y2="16.876cm" draw:start-shape="id15" draw:start-glue-point="2" draw:end-shape="id16" draw:end-glue-point="0" svg:d="M4810 15606v1270" svg:viewBox="0 0 1 1271">
          <text:p/>
        </draw:connector>
        <draw:connector draw:style-name="gr26" draw:text-style-name="P2" draw:layer="layout" svg:x1="4.81cm" svg:y1="18.781cm" svg:x2="4.81cm" svg:y2="20.05cm" draw:start-shape="id16" draw:start-glue-point="2" draw:end-shape="id1" draw:end-glue-point="0" svg:d="M4810 18781v1269" svg:viewBox="0 0 1 1270">
          <text:p/>
        </draw:connector>
        <draw:g draw:style-name="gr27" xml:id="id21" draw:id="id21">
          <draw:custom-shape draw:style-name="gr28" draw:text-style-name="P1" xml:id="id5" draw:id="id5" draw:layer="layout" svg:width="6.35cm" svg:height="2.54cm" svg:x="11.795cm" svg:y="11.773cm">
            <text:p text:style-name="P1">Оценка позы прошла успешно?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frame draw:style-name="gr29" draw:text-style-name="P3" draw:layer="layout" svg:width="0.974cm" svg:height="0.797cm" svg:x="11.773cm" svg:y="11.928cm">
            <draw:text-box>
              <text:p>да</text:p>
            </draw:text-box>
          </draw:frame>
          <draw:frame draw:style-name="gr30" draw:text-style-name="P3" draw:layer="layout" svg:width="1.203cm" svg:height="0.797cm" svg:x="16.875cm" svg:y="11.928cm">
            <draw:text-box>
              <text:p>нет</text:p>
            </draw:text-box>
          </draw:frame>
        </draw:g>
        <draw:connector draw:style-name="gr31" draw:text-style-name="P2" draw:layer="layout" svg:x1="18.145cm" svg:y1="13.043cm" svg:x2="14.97cm" svg:y2="2.27cm" draw:start-shape="id5" draw:start-glue-point="7" draw:end-shape="id2" draw:end-glue-point="0" svg:d="M18145 13043h502v-11275h-3677v502" svg:viewBox="0 0 3678 11276">
          <text:p/>
        </draw:connector>
        <draw:g draw:style-name="gr27">
          <draw:custom-shape draw:style-name="gr28" draw:text-style-name="P1" xml:id="id7" draw:id="id7" draw:layer="layout" svg:width="6.35cm" svg:height="2.54cm" svg:x="11.795cm" svg:y="24.812cm">
            <text:p text:style-name="P1">Клавиша «c» была нажата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32" draw:text-style-name="P3" draw:layer="layout" svg:width="0.974cm" svg:height="0.797cm" svg:x="11.795cm" svg:y="24.967cm">
            <draw:text-box>
              <text:p>да</text:p>
            </draw:text-box>
          </draw:frame>
          <draw:frame draw:style-name="gr32" draw:text-style-name="P3" draw:layer="layout" svg:width="1.203cm" svg:height="0.797cm" svg:x="16.897cm" svg:y="24.967cm">
            <draw:text-box>
              <text:p>нет</text:p>
            </draw:text-box>
          </draw:frame>
        </draw:g>
        <draw:g draw:style-name="gr27">
          <draw:custom-shape draw:style-name="gr28" draw:text-style-name="P1" xml:id="id10" draw:id="id10" draw:layer="layout" svg:width="6.35cm" svg:height="2.54cm" svg:x="11.795cm" svg:y="28.622cm">
            <text:p text:style-name="P1">Клавиша Esc была нажата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32" draw:text-style-name="P3" draw:layer="layout" svg:width="0.974cm" svg:height="0.797cm" svg:x="11.773cm" svg:y="28.939cm">
            <draw:text-box>
              <text:p>да</text:p>
            </draw:text-box>
          </draw:frame>
          <draw:frame draw:style-name="gr32" draw:text-style-name="P3" draw:layer="layout" svg:width="1.203cm" svg:height="0.797cm" svg:x="17.192cm" svg:y="28.939cm">
            <draw:text-box>
              <text:p>нет</text:p>
            </draw:text-box>
          </draw:frame>
        </draw:g>
        <draw:g draw:style-name="gr27">
          <draw:custom-shape draw:style-name="gr33" draw:text-style-name="P1" xml:id="id6" draw:id="id6" draw:layer="layout" svg:width="3.81cm" svg:height="1.588cm" svg:x="13.065cm" svg:y="21.954cm">
            <text:p text:style-name="P1">i &gt; n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32" draw:text-style-name="P3" draw:layer="layout" svg:width="0.974cm" svg:height="0.797cm" svg:x="12.726cm" svg:y="21.792cm">
            <draw:text-box>
              <text:p>да</text:p>
            </draw:text-box>
          </draw:frame>
          <draw:frame draw:style-name="gr32" draw:text-style-name="P3" draw:layer="layout" svg:width="1.203cm" svg:height="0.797cm" svg:x="16.307cm" svg:y="21.792cm">
            <draw:text-box>
              <text:p>нет</text:p>
            </draw:text-box>
          </draw:frame>
        </draw:g>
        <draw:connector draw:style-name="gr34" draw:text-style-name="P2" draw:layer="layout" svg:x1="14.97cm" svg:y1="21.1cm" svg:x2="14.97cm" svg:y2="21.954cm" draw:start-shape="id4" draw:start-glue-point="2" draw:end-shape="id6" draw:end-glue-point="4" svg:d="M14970 21100v854" svg:viewBox="0 0 1 855">
          <text:p/>
        </draw:connector>
        <draw:connector draw:style-name="gr35" draw:text-style-name="P2" draw:layer="layout" svg:x1="14.97cm" svg:y1="2.905cm" svg:x2="14.97cm" svg:y2="3.598cm" draw:start-shape="id2" draw:start-glue-point="2" draw:end-shape="id17" draw:end-glue-point="0" svg:d="M14970 2905v693" svg:viewBox="0 0 1 694">
          <text:p/>
        </draw:connector>
        <draw:connector draw:style-name="gr36" draw:text-style-name="P2" draw:layer="layout" svg:x1="14.97cm" svg:y1="4.868cm" svg:x2="14.97cm" svg:y2="5.563cm" draw:start-shape="id17" draw:start-glue-point="2" draw:end-shape="id18" draw:end-glue-point="0" svg:d="M14970 4868v695" svg:viewBox="0 0 1 696">
          <text:p/>
        </draw:connector>
        <draw:connector draw:style-name="gr37" draw:text-style-name="P2" draw:layer="layout" svg:x1="14.97cm" svg:y1="6.833cm" svg:x2="14.97cm" svg:y2="7.527cm" draw:start-shape="id18" draw:start-glue-point="2" draw:end-shape="id19" draw:end-glue-point="0" svg:d="M14970 6833v694" svg:viewBox="0 0 1 695">
          <text:p/>
        </draw:connector>
        <draw:connector draw:style-name="gr38" draw:text-style-name="P2" draw:layer="layout" svg:x1="14.97cm" svg:y1="9.432cm" svg:x2="14.97cm" svg:y2="10.127cm" draw:start-shape="id19" draw:start-glue-point="2" draw:end-shape="id20" draw:end-glue-point="0" svg:d="M14970 9432v695" svg:viewBox="0 0 1 696">
          <text:p/>
        </draw:connector>
        <draw:connector draw:style-name="gr39" draw:text-style-name="P2" draw:layer="layout" svg:x1="14.97cm" svg:y1="11.08cm" svg:x2="14.959cm" svg:y2="11.773cm" draw:start-shape="id20" draw:start-glue-point="2" draw:end-shape="id21" draw:end-glue-point="0" svg:d="M14970 11080v346h-11v347" svg:viewBox="0 0 12 69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aadcf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ru" fo:country="RU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Times New Roman" fo:font-family="'Times New Roman'" style:font-style-name="Regular" style:font-family-generic="roman" style:font-pitch="variable" fo:font-size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32.6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2:55:46.044429395</meta:creation-date>
    <dc:date>2025-05-15T15:30:33.935427562</dc:date>
    <meta:editing-duration>PT21M26S</meta:editing-duration>
    <meta:editing-cycles>3</meta:editing-cycles>
    <meta:generator>LibreOffice/24.8.7.2$Linux_X86_64 LibreOffice_project/480$Build-2</meta:generator>
    <meta:document-statistic meta:object-count="55"/>
  </office:meta>
</office:document-meta>
</file>